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2">
      <style:text-properties fo:font-size="14pt" style:font-size-asian="14pt" style:font-size-complex="14pt"/>
    </style:style>
    <style:style style:name="P11" style:family="paragraph" style:parent-style-name="Standard" style:list-style-name="L2">
      <style:text-properties fo:font-size="14pt" style:font-size-asian="14pt" style:font-size-complex="14pt"/>
    </style:style>
    <style:style style:name="P12" style:family="paragraph" style:parent-style-name="Standard" style:list-style-name="L2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style:font-size-asian="14pt" style:font-size-complex="14pt"/>
    </style:style>
    <style:style style:name="P17" style:family="paragraph" style:parent-style-name="Standard" style:list-style-name="L2">
      <style:text-properties fo:font-size="14pt" style:font-size-asian="14pt" style:font-size-complex="14pt"/>
    </style:style>
    <style:style style:name="P18" style:family="paragraph" style:parent-style-name="Standard" style:list-style-name="L3">
      <style:text-properties fo:font-size="14pt" style:font-size-asian="14pt" style:font-size-complex="14pt"/>
    </style:style>
    <style:style style:name="P19" style:family="paragraph" style:parent-style-name="Standard" style:list-style-name="L3">
      <style:text-properties fo:font-size="14pt" style:font-size-asian="14pt" style:font-size-complex="14pt"/>
    </style:style>
    <style:style style:name="P20" style:family="paragraph" style:parent-style-name="Standard" style:list-style-name="L3">
      <style:text-properties fo:font-size="14pt" style:font-size-asian="14pt" style:font-size-complex="14pt"/>
    </style:style>
    <style:style style:name="P21" style:family="paragraph" style:parent-style-name="Standard" style:list-style-name="L5">
      <style:text-properties fo:font-size="14pt" style:font-size-asian="14pt" style:font-size-complex="14pt"/>
    </style:style>
    <style:style style:name="P22" style:family="paragraph" style:parent-style-name="Standard" style:list-style-name="L5">
      <style:text-properties fo:font-size="14pt" style:font-size-asian="14pt" style:font-size-complex="14pt"/>
    </style:style>
    <style:style style:name="P23" style:family="paragraph" style:parent-style-name="Standard" style:list-style-name="L7">
      <style:text-properties fo:font-size="14pt" style:font-size-asian="14pt" style:font-size-complex="14pt"/>
    </style:style>
    <style:style style:name="P24" style:family="paragraph" style:parent-style-name="Standard" style:list-style-name="L7">
      <style:text-properties fo:font-size="14pt" style:font-size-asian="14pt" style:font-size-complex="14pt"/>
    </style:style>
    <style:style style:name="P25" style:family="paragraph" style:parent-style-name="Standard" style:list-style-name="L6">
      <style:text-properties fo:font-size="14pt" style:font-size-asian="14pt" style:font-size-complex="14pt"/>
    </style:style>
    <style:style style:name="P26" style:family="paragraph" style:parent-style-name="Standard" style:list-style-name="L6">
      <style:text-properties fo:font-size="14pt" style:font-size-asian="14pt" style:font-size-complex="14pt"/>
    </style:style>
    <style:style style:name="P27" style:family="paragraph" style:parent-style-name="Standard" style:list-style-name="L6">
      <style:text-properties fo:font-size="14pt" style:font-size-asian="14pt" style:font-size-complex="14pt"/>
    </style:style>
    <style:style style:name="P28" style:family="paragraph" style:parent-style-name="Standard" style:list-style-name="L8">
      <style:text-properties fo:font-size="14pt" style:font-size-asian="14pt" style:font-size-complex="14pt"/>
    </style:style>
    <style:style style:name="P29" style:family="paragraph" style:parent-style-name="Standard" style:list-style-name="L8">
      <style:text-properties fo:font-size="14pt" style:font-size-asian="14pt" style:font-size-complex="14pt"/>
    </style:style>
    <style:style style:name="P30" style:family="paragraph" style:parent-style-name="Standard" style:list-style-name="L8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7.5-7.6 Network Security 2</text:p>
      <text:p text:style-name="P1"/>
      <text:p text:style-name="P1">Defense in depth</text:p>
      <text:list text:style-name="L1">
        <text:list-item>
          <text:p text:style-name="P2">Layers of defenses, not just single defense</text:p>
        </text:list-item>
        <text:list-item>
          <text:p text:style-name="P2">Firewall at perimeter</text:p>
        </text:list-item>
        <text:list-item>
          <text:p text:style-name="P2">NIDS at perimeter</text:p>
        </text:list-item>
        <text:list-item>
          <text:p text:style-name="P2">Internal NIDS</text:p>
        </text:list-item>
        <text:list-item>
          <text:p text:style-name="P2">HIDS, AV</text:p>
        </text:list-item>
        <text:list-item>
          <text:p text:style-name="P2">Proactive: Vulnerability scanners</text:p>
        </text:list-item>
      </text:list>
      <text:p text:style-name="P1"/>
      <text:p text:style-name="P1">Intrusion detection systems (IDS)</text:p>
      <text:list text:style-name="L2">
        <text:list-item>
          <text:p text:style-name="P8">Monitor “events”, decide if attack is occurring</text:p>
        </text:list-item>
        <text:list-item>
          <text:p text:style-name="P8">Events: network packets, user activity, system activity, filesystem changes, configuration changes</text:p>
        </text:list-item>
        <text:list-item>
          <text:p text:style-name="P8">Signature based</text:p>
          <text:list>
            <text:list-item>
              <text:p text:style-name="P8">Database of attack events, search for matches</text:p>
            </text:list-item>
          </text:list>
        </text:list-item>
        <text:list-item>
          <text:p text:style-name="P8">Anomaly based</text:p>
          <text:list>
            <text:list-item>
              <text:p text:style-name="P8">Database of normal events, search for deviation</text:p>
            </text:list-item>
          </text:list>
        </text:list-item>
        <text:list-item>
          <text:p text:style-name="P8">Network based</text:p>
          <text:list>
            <text:list-item>
              <text:p text:style-name="P8">Standalone device monitoring traffic passing through network</text:p>
            </text:list-item>
          </text:list>
        </text:list-item>
        <text:list-item>
          <text:p text:style-name="P8">Host based</text:p>
          <text:list>
            <text:list-item>
              <text:p text:style-name="P8">Runs on single machine to protect that machine</text:p>
            </text:list-item>
          </text:list>
        </text:list-item>
      </text:list>
      <text:p text:style-name="P1"/>
      <text:p text:style-name="P1">Intrusion prevention systems (IPS)</text:p>
      <text:list text:style-name="L3">
        <text:list-item>
          <text:p text:style-name="P18">IDS + response</text:p>
        </text:list-item>
        <text:list-item>
          <text:p text:style-name="P18">Responses: increase logging, terminate connection, alert human</text:p>
        </text:list-item>
        <text:list-item>
          <text:p text:style-name="P18">Difficulty: false alarms have very high cost</text:p>
        </text:list-item>
      </text:list>
      <text:p text:style-name="P1"/>
      <text:p text:style-name="P1">Vulnerability scanners</text:p>
      <text:list text:style-name="L5">
        <text:list-item>
          <text:p text:style-name="P21">Search for known vulnerable software / configurations</text:p>
        </text:list-item>
        <text:list-item>
          <text:p text:style-name="P21">Nessus, ISS Scanner</text:p>
        </text:list-item>
      </text:list>
      <text:p text:style-name="P1"/>
      <text:p text:style-name="P1">Security for email</text:p>
      <text:list text:style-name="L7">
        <text:list-item>
          <text:p text:style-name="P23">Requirements</text:p>
          <text:list>
            <text:list-item>
              <text:p text:style-name="P23">Message confidentiality: Message not exposed en route</text:p>
            </text:list-item>
          </text:list>
        </text:list-item>
      </text:list>
      <text:list text:style-name="L6">
        <text:list-item>
          <text:p text:style-name="P25">Message integrity: Message not modified en route</text:p>
        </text:list-item>
        <text:list-item>
          <text:p text:style-name="P25">Sender authenticity: Receiver has confidence in identity of sender</text:p>
        </text:list-item>
        <text:list-item>
          <text:p text:style-name="P25">Nonrepudiation: Sender cannot deny having sent message</text:p>
        </text:list-item>
      </text:list>
      <text:list text:style-name="L8">
        <text:list-item>
          <text:p text:style-name="P28">Protocols</text:p>
          <text:list>
            <text:list-item>
              <text:p text:style-name="P28">PGP (encryption, digesting, &amp; signing / uses ring of trust)</text:p>
            </text:list-item>
            <text:list-item>
              <text:p text:style-name="P28">S/MIME (similar to PGP / uses certificate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11T09:55:18</meta:creation-date>
    <dc:date>2008-03-11T10:06:21</dc:date>
    <dc:language>en-US</dc:language>
    <meta:editing-cycles>3</meta:editing-cycles>
    <meta:editing-duration>PT1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71" meta:character-count="1232"/>
  </office:meta>
</office:document-meta>
</file>